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List_20_Heading">
      <style:paragraph-properties fo:text-align="justify" style:justify-single-word="false"/>
    </style:style>
    <style:style style:name="P6" style:family="paragraph" style:parent-style-name="List_20_Heading">
      <style:paragraph-properties fo:text-align="justify" style:justify-single-word="false"/>
      <style:text-properties fo:font-weight="bold" style:font-weight-asian="bold" style:font-weight-complex="bold"/>
    </style:style>
    <style:style style:name="P7" style:family="paragraph" style:parent-style-name="List_20_Contents">
      <style:paragraph-properties fo:text-align="justify" style:justify-single-word="false"/>
    </style:style>
    <style:style style:name="P8" style:family="paragraph" style:parent-style-name="List_20_Contents">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margin-left="1cm" fo:margin-right="1cm" fo:margin-top="0cm" fo:margin-bottom="0.212cm" loext:contextual-spacing="false" fo:text-align="justify" style:justify-single-word="false" fo:text-indent="0cm" style:auto-text-indent="false"/>
    </style:style>
    <style:style style:name="P12" style:family="paragraph" style:parent-style-name="Text_20_body" style:master-page-name="">
      <style:paragraph-properties fo:margin-left="1cm" fo:margin-right="1cm" fo:margin-top="0cm" fo:margin-bottom="0.212cm" loext:contextual-spacing="false" fo:text-align="justify" style:justify-single-word="false" fo:text-indent="0cm" style:auto-text-indent="false" style:page-number="auto"/>
      <style:text-properties fo:font-weight="bold" style:font-weight-asian="bold" style:font-weight-complex="bold"/>
    </style:style>
    <style:style style:name="P13" style:family="paragraph" style:parent-style-name="Quotations">
      <style:paragraph-properties fo:text-align="justify" style:justify-single-word="false"/>
    </style:style>
    <style:style style:name="P14" style:family="paragraph" style:parent-style-name="Text_20_body">
      <style:paragraph-properties fo:background-color="#333333">
        <style:background-image/>
      </style:paragraph-properties>
      <style:text-properties fo:font-weight="bold" fo:background-color="#1c1c1c" style:font-weight-asian="bold" style:font-weight-complex="bold"/>
    </style:style>
    <style:style style:name="P15" style:family="paragraph" style:parent-style-name="Standard">
      <style:paragraph-properties fo:margin-left="0cm" fo:margin-right="0cm" fo:text-indent="0cm" style:auto-text-indent="false"/>
    </style:style>
    <style:style style:name="P16" style:family="paragraph" style:parent-style-name="Heading_20_1">
      <style:text-properties fo:font-size="14pt" style:font-size-asian="14pt" style:font-size-complex="14pt"/>
    </style:style>
    <style:style style:name="P17" style:family="paragraph" style:parent-style-name="List_20_Contents">
      <style:paragraph-properties fo:text-align="start" style:justify-single-word="false" fo:background-color="#1c1c1c">
        <style:background-image/>
      </style:paragraph-properties>
    </style:style>
    <style:style style:name="P18" style:family="paragraph" style:parent-style-name="Standard" style:master-page-name="">
      <style:paragraph-properties fo:margin-left="0cm" fo:margin-right="0cm" fo:text-indent="0cm" style:auto-text-indent="false" style:page-number="auto"/>
      <style:text-properties fo:font-weight="bold" style:font-weight-asian="bold" style:font-weight-complex="bold"/>
    </style:style>
    <style:style style:name="P19" style:family="paragraph" style:parent-style-name="Standard" style:list-style-name="L1"/>
    <style:style style:name="P20" style:family="paragraph" style:parent-style-name="Standard" style:list-style-name="L1">
      <style:text-properties fo:font-weight="normal" style:font-weight-asian="normal" style:font-weight-complex="normal"/>
    </style:style>
    <style:style style:name="P21" style:family="paragraph" style:parent-style-name="Standard" style:list-style-name="L1">
      <style:text-properties fo:font-weight="normal" style:font-weight-asian="normal" style:font-weight-complex="normal"/>
    </style:style>
    <style:style style:name="P22" style:family="paragraph" style:parent-style-name="Standard" style:list-style-name="">
      <style:paragraph-properties fo:text-align="justify" style:justify-single-word="false"/>
      <style:text-properties fo:font-weight="normal" style:font-weight-asian="normal" style:font-weight-complex="normal"/>
    </style:style>
    <style:style style:name="P23" style:family="paragraph" style:parent-style-name="Standard" style:list-style-name="">
      <style:text-properties fo:font-weight="normal" style:font-weight-asian="normal" style:font-weight-complex="normal"/>
    </style:style>
    <style:style style:name="P24" style:family="paragraph" style:parent-style-name="Standard" style:list-style-name="">
      <style:text-properties fo:font-weight="normal" officeooo:paragraph-rsid="001684f8" style:font-weight-asian="normal" style:font-weight-complex="normal"/>
    </style:style>
    <style:style style:name="P25" style:family="paragraph" style:parent-style-name="Standard" style:list-style-name="L2"/>
    <style:style style:name="P26" style:family="paragraph" style:parent-style-name="Standard" style:list-style-name="L3">
      <style:text-properties fo:font-weight="bold" style:font-weight-asian="bold" style:font-weight-complex="bold"/>
    </style:style>
    <style:style style:name="P27" style:family="paragraph" style:parent-style-name="Standard" style:list-style-name="L4">
      <style:text-properties fo:font-weight="bold" style:font-weight-asian="bold" style:font-weight-complex="bold"/>
    </style:style>
    <style:style style:name="P28" style:family="paragraph" style:parent-style-name="Standard" style:list-style-name="">
      <style:text-properties fo:font-weight="bold" style:font-weight-asian="bold" style:font-weight-complex="bold"/>
    </style:style>
    <style:style style:name="P29" style:family="paragraph" style:parent-style-name="Standard" style:list-style-name="">
      <style:paragraph-properties fo:text-align="justify" style:justify-single-word="false"/>
      <style:text-properties fo:font-weight="bold" style:font-weight-asian="bold" style:font-weight-complex="bold"/>
    </style:style>
    <style:style style:name="P30" style:family="paragraph" style:parent-style-name="Standard" style:list-style-name="">
      <style:paragraph-properties fo:text-align="justify" style:justify-single-word="false" fo:background-color="#333333">
        <style:background-image/>
      </style:paragraph-properties>
      <style:text-properties fo:font-weight="bold" style:font-weight-asian="bold" style:font-weight-complex="bold"/>
    </style:style>
    <style:style style:name="P31" style:family="paragraph" style:parent-style-name="Standard" style:list-style-name="">
      <style:paragraph-properties fo:background-color="#333333">
        <style:background-image/>
      </style:paragraph-properties>
      <style:text-properties fo:font-weight="bold" style:font-weight-asian="bold" style:font-weight-complex="bold"/>
    </style:style>
    <style:style style:name="P32" style:family="paragraph" style:parent-style-name="Standard" style:list-style-name="">
      <style:paragraph-properties fo:text-align="start" style:justify-single-word="false" fo:background-color="#333333">
        <style:background-image/>
      </style:paragraph-properties>
      <style:text-properties fo:font-weight="bold" officeooo:rsid="0015d44b" officeooo:paragraph-rsid="0015d44b" style:font-weight-asian="bold" style:font-weight-complex="bold"/>
    </style:style>
    <style:style style:name="P33" style:family="paragraph" style:parent-style-name="Standard" style:list-style-name="">
      <style:paragraph-properties fo:text-align="start" style:justify-single-word="false" fo:background-color="#333333">
        <style:background-image/>
      </style:paragraph-properties>
      <style:text-properties fo:font-weight="bold" style:font-weight-asian="bold" style:font-weight-complex="bold"/>
    </style:style>
    <style:style style:name="P34" style:family="paragraph" style:parent-style-name="Text_20_body">
      <style:paragraph-properties fo:background-color="#333333">
        <style:background-image/>
      </style:paragraph-properties>
      <style:text-properties fo:font-weight="bold" fo:background-color="#1c1c1c" style:font-weight-asian="bold" style:font-weight-complex="bold"/>
    </style:style>
    <style:style style:name="P35" style:family="paragraph" style:parent-style-name="Text_20_body" style:list-style-name="">
      <style:paragraph-properties fo:background-color="#333333">
        <style:background-image/>
      </style:paragraph-properties>
      <style:text-properties fo:font-weight="bold" fo:background-color="#1c1c1c" style:font-weight-asian="bold" style:font-weight-complex="bold"/>
    </style:style>
    <style:style style:name="P36" style:family="paragraph" style:parent-style-name="Text_20_body">
      <style:paragraph-properties fo:background-color="#333333">
        <style:background-image/>
      </style:paragraph-properties>
      <style:text-properties fo:font-weight="bold" officeooo:rsid="00140561" officeooo:paragraph-rsid="00140561" fo:background-color="#1c1c1c" style:font-weight-asian="bold" style:font-weight-complex="bold"/>
    </style:style>
    <style:style style:name="P37" style:family="paragraph" style:parent-style-name="Text_20_body">
      <style:paragraph-properties fo:background-color="#333333">
        <style:background-image/>
      </style:paragraph-properties>
      <style:text-properties fo:font-weight="bold" officeooo:paragraph-rsid="0014bfd0" fo:background-color="#1c1c1c" style:font-weight-asian="bold" style:font-weight-complex="bold"/>
    </style:style>
    <style:style style:name="P38" style:family="paragraph" style:parent-style-name="Text_20_body">
      <style:paragraph-properties fo:background-color="#333333">
        <style:background-image/>
      </style:paragraph-properties>
      <style:text-properties fo:font-weight="bold" officeooo:rsid="001561a5" officeooo:paragraph-rsid="001561a5" fo:background-color="#1c1c1c" style:font-weight-asian="bold" style:font-weight-complex="bold"/>
    </style:style>
    <style:style style:name="P39" style:family="paragraph" style:parent-style-name="Text_20_body">
      <style:paragraph-properties fo:background-color="#333333">
        <style:background-image/>
      </style:paragraph-properties>
      <style:text-properties fo:font-weight="bold" officeooo:paragraph-rsid="001561a5" fo:background-color="#1c1c1c" style:font-weight-asian="bold" style:font-weight-complex="bold"/>
    </style:style>
    <style:style style:name="P40" style:family="paragraph" style:parent-style-name="Text_20_body">
      <style:paragraph-properties fo:background-color="#333333">
        <style:background-image/>
      </style:paragraph-properties>
      <style:text-properties style:text-underline-style="solid" style:text-underline-width="auto" style:text-underline-color="font-color" fo:font-weight="bold" fo:background-color="#1c1c1c" style:font-weight-asian="bold" style:font-weight-complex="bold"/>
    </style:style>
    <style:style style:name="P41" style:family="paragraph" style:parent-style-name="Text_20_body">
      <style:paragraph-properties fo:background-color="#333333">
        <style:background-image/>
      </style:paragraph-properties>
      <style:text-properties style:text-underline-style="solid" style:text-underline-width="auto" style:text-underline-color="font-color" fo:font-weight="bold" officeooo:paragraph-rsid="0014bfd0" fo:background-color="#1c1c1c" style:font-weight-asian="bold" style:font-weight-complex="bold"/>
    </style:style>
    <style:style style:name="P42" style:family="paragraph" style:parent-style-name="Text_20_body">
      <style:paragraph-properties fo:background-color="#333333">
        <style:background-image/>
      </style:paragraph-properties>
      <style:text-properties style:text-underline-style="none" fo:font-weight="bold" officeooo:rsid="001549ae" officeooo:paragraph-rsid="001549ae" fo:background-color="#1c1c1c" style:font-weight-asian="bold" style:font-weight-complex="bold"/>
    </style:style>
    <style:style style:name="P43" style:family="paragraph" style:parent-style-name="List_20_Heading">
      <style:paragraph-properties fo:text-align="justify" style:justify-single-word="false"/>
      <style:text-properties fo:font-weight="bold" style:font-weight-asian="bold" style:font-weight-complex="bold"/>
    </style:style>
    <style:style style:name="P44" style:family="paragraph" style:parent-style-name="List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0084d1"/>
    </style:style>
    <style:style style:name="T3" style:family="text">
      <style:text-properties fo:color="#0084d1" fo:font-weight="bold" style:font-weight-asian="bold" style:font-weight-complex="bold"/>
    </style:style>
    <style:style style:name="T4" style:family="text">
      <style:text-properties fo:color="#0084d1" fo:font-weight="normal" style:font-weight-asian="normal" style:font-weight-complex="normal"/>
    </style:style>
    <style:style style:name="T5" style:family="text">
      <style:text-properties fo:color="#0066cc"/>
    </style:style>
    <style:style style:name="T6" style:family="text">
      <style:text-properties fo:font-weight="normal" style:font-weight-asian="normal" style:font-weight-complex="normal"/>
    </style:style>
    <style:style style:name="T7" style:family="text">
      <style:text-properties officeooo:rsid="00140561"/>
    </style:style>
    <style:style style:name="T8" style:family="text">
      <style:text-properties officeooo:rsid="0014bf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5"><text:span text:style-name="T1">Autor : </text:span>Adrian Jose Romero</text:p>
      <text:p text:style-name="P15"><text:span text:style-name="T1">Taller: </text:span>Conexión a bases de datos con PDO</text:p>
      <text:p text:style-name="P15"><text:span text:style-name="T1">Descripción:</text:span> Conexión a base de dato PostgreSQL, con PDO (Objecto de datos de PHP).</text:p>
      <text:p text:style-name="P1">Contenido:</text:p>
      <text:p text:style-name="Standard"/>
      <text:list xml:id="list3661884762083173358" text:style-name="L1">
        <text:list-item>
          <text:p text:style-name="P19">Introducción</text:p>
        </text:list-item>
        <text:list-item>
          <text:p text:style-name="P19">Conexión a PostgreSql</text:p>
        </text:list-item>
        <text:list-item>
          <text:p text:style-name="P20">Manejo de errores</text:p>
        </text:list-item>
        <text:list-item>
          <text:p text:style-name="P20">Cerrar una conexión</text:p>
        </text:list-item>
        <text:list-item>
          <text:p text:style-name="P19">Configurar codificación de caracteres UTF-8</text:p>
        </text:list-item>
        <text:list-item>
          <text:p text:style-name="P19">Ejecuta una sentencia SQL</text:p>
          <text:list>
            <text:list-item>
              <text:p text:style-name="P19">Insert ( Insertar )</text:p>
            </text:list-item>
            <text:list-item>
              <text:p text:style-name="P19">Select ( Consultar )</text:p>
            </text:list-item>
            <text:list-item>
              <text:p text:style-name="P19">Update ( Actualizar )</text:p>
            </text:list-item>
            <text:list-item>
              <text:p text:style-name="P19">Delete ( Eliminar )</text:p>
            </text:list-item>
          </text:list>
        </text:list-item>
        <text:list-item>
          <text:p text:style-name="P19">Consulta preparada</text:p>
        </text:list-item>
        <text:list-item>
          <text:h text:style-name="P20" text:outline-level="1">Constantes predefinidas</text:h>
        </text:list-item>
        <text:list-item>
          <text:h text:style-name="P20" text:outline-level="1">Diferencia entre bindParam y bindValue()</text:h>
        </text:list-item>
        <text:list-item>
          <text:h text:style-name="P20" text:outline-level="1">Mostrar datos de consulta</text:h>
        </text:list-item>
      </text:list>
      <text:p text:style-name="Standard"/>
      <text:p text:style-name="P1">Aplicaciones necesarias:</text:p>
      <text:p text:style-name="Standard"/>
      <text:list xml:id="list2024236405754336788" text:style-name="L2">
        <text:list-item>
          <text:p text:style-name="P25">PHP 5.6</text:p>
        </text:list-item>
        <text:list-item>
          <text:p text:style-name="P25">PostgreSQL</text:p>
        </text:list-item>
      </text:list>
      <text:h text:style-name="P16" text:outline-level="1">Introducción</text:h>
      <text:p text:style-name="P9"><text:tab/>La extensión Objetos de Datos de PHP (PDO por sus siglás en inglés) define una interfaz ligera para poder acceder a bases de datos en PHP. Cada controlador de bases de datos que implemente la interfaz PDO puede exponer características específicas de la base de datos, como las funciones habituales de la extensión. Se ha de observar que no se puede realizar ninguna de las funciones de las bases de datos utilizando la extensión PDO por sí misma; se debe utilizar un controlador de PDO específico de la base de datos para tener acceso a un servidor de bases de datos.</text:p>
      <text:p text:style-name="P9"><text:tab/>PDO proporciona una capa de abstracción de acceso a datos, lo que significa que, independientemente de la base de datos que se esté utilizando, se emplean las mismas funciones para realizar consultas y obtener datos. PDO no proporciona una abstracción de bases de datos; no reescribe SQL ni emula características ausentes. Se debería usar una capa de abstracción totalmente desarrollada si fuera necesaria tal capacidad.</text:p>
      <text:p text:style-name="P9">PDO viene con PHP 5.1, y está disponible como una extensión PECL para PHP 5.0; PDO requiere las características nuevas de OO del núcleo de PHP 5, por lo que no se ejecutará con versiones anteriores de PHP.</text:p>
      <text:p text:style-name="P9"/>
      <text:p text:style-name="P9"/>
      <text:p text:style-name="P10">Conexiones</text:p>
      <text:p text:style-name="P9"><text:tab/>Las conexiones se establecen creando instancias de la clase base PDO. No importa el controlador que se utilice; siempre se usará el nombre de la clase PDO. El constructor acepta parámetros para especificar el origen de la base de datos (conocido como DSN) y, opcionalmente, el nombre de usuario y la contraseña (si la hubiera).</text:p>
      <text:p text:style-name="Text_20_body"><text:soft-page-break/><text:span text:style-name="T1">Ejemplo #1</text:span> <text:span text:style-name="T5">Conectarse a PostgreSql</text:span></text:p>
      <text:p text:style-name="P14">&lt;?php<text:line-break/><text:tab/>$mbd = new PDO('pgsql:host=localhost;dbname=prueba', $usuario, $contrase<text:span text:style-name="T8">n</text:span>a);<text:line-break/>?&gt;</text:p>
      <text:list xml:id="list104527360249484" text:continue-list="list3661884762083173358" text:style-name="L1">
        <text:list-header>
          <text:p text:style-name="P19"/>
        </text:list-header>
      </text:list>
      <text:p text:style-name="P1">Manejo de errores</text:p>
      <text:p text:style-name="P1"/>
      <text:p text:style-name="P4"><text:tab/>Si hubieran errores de conexión, se lanzará un objeto <text:span text:style-name="T2">PDOException</text:span>. Se puede capturar la excepción si fuera necesario manejar la condición del error, o se podría optar por dejarla en manos de un manejador de excepciones global de aplicación configurado mediante <text:span text:style-name="T2">set_exception_handler()</text:span></text:p>
      <text:p text:style-name="P1"/>
      <text:p text:style-name="P14">&lt;?php</text:p>
      <text:p text:style-name="P14">try {</text:p>
      <text:p text:style-name="P14"><text:s text:c="4"/>$mbd = new PDO('pgsql:host=localhost;dbname=prueba', $usuario, $contrase<text:span text:style-name="T8">n</text:span>a);</text:p>
      <text:p text:style-name="P14">} catch (PDOException $e) {</text:p>
      <text:p text:style-name="P14"><text:s text:c="4"/>print "¡Error!: " . $e-&gt;getMessage() . "&lt;br/&gt;";</text:p>
      <text:p text:style-name="P14"><text:s text:c="4"/>die();</text:p>
      <text:p text:style-name="P14">}</text:p>
      <text:p text:style-name="P14">?&gt; </text:p>
      <text:p text:style-name="P1"/>
      <text:p text:style-name="P1">PDO::ATTR_ERRMODE: <text:span text:style-name="T6">Reporte de errores</text:span>.</text:p>
      <text:p text:style-name="P1"/>
      <text:list xml:id="list7232293220044457946" text:style-name="L3">
        <text:list-item>
          <text:p text:style-name="P26">PDO::ERRMODE_SILENT: <text:span text:style-name="T6">Establece los códigos de error.</text:span></text:p>
        </text:list-item>
        <text:list-item>
          <text:p text:style-name="P26">PDO::ERRMODE_WARNING: <text:span text:style-name="T6">Eleva E_WARNING.</text:span></text:p>
        </text:list-item>
        <text:list-item>
          <text:p text:style-name="P26">PDO::ERRMODE_EXCEPTION: <text:span text:style-name="T6">Lanza exceptions.</text:span></text:p>
        </text:list-item>
      </text:list>
      <text:p text:style-name="P1"/>
      <text:p text:style-name="P1">Ejemplo:</text:p>
      <text:p text:style-name="P1"/>
      <text:p text:style-name="P14">&lt;?php</text:p>
      <text:p text:style-name="P14">try {</text:p>
      <text:p text:style-name="P14"><text:s text:c="4"/>$mbd = new PDO('pgsql:host=localhost;dbname=prueba', $usuario, $contrase<text:span text:style-name="T8">n</text:span>a);</text:p>
      <text:p text:style-name="P14"><text:s text:c="4"/>$mbd-&gt;setAttribute( PDO::ATTR_ERRMODE, PDO::ERRMODE_WARNING );</text:p>
      <text:p text:style-name="P14">} catch (PDOException $e) {</text:p>
      <text:p text:style-name="P14"><text:s text:c="4"/>print "¡Error!: " . $e-&gt;getMessage() . "&lt;br/&gt;";</text:p>
      <text:p text:style-name="P14"><text:s text:c="4"/>die();</text:p>
      <text:p text:style-name="P14">}</text:p>
      <text:p text:style-name="P14">?&gt; </text:p>
      <text:p text:style-name="P1"/>
      <text:p text:style-name="P1">Metodos de errores:</text:p>
      <text:p text:style-name="P1"/>
      <text:list xml:id="list6270898873243756727" text:style-name="L4">
        <text:list-item>
          <text:p text:style-name="P27">PDO::errorCode()</text:p>
        </text:list-item>
        <text:list-item>
          <text:p text:style-name="P27">PDO::errorInfo()</text:p>
        </text:list-item>
      </text:list>
      <text:p text:style-name="P1"/>
      <text:p text:style-name="P1"><text:soft-page-break/>Cerrar una conexión</text:p>
      <text:p text:style-name="P1"/>
      <text:p text:style-name="P3"><text:tab/>Una vez realizada con éxito una conexión a la base de datos, será devuelta una instancia de la clase PDO al script. La conexión permanecerá activa durante el tiempo de vida del objeto PDO. Para cerrar la conexión, es necesario destruir el objeto asegurándose de que todas las referencias a él existentes sean eliminadas; esto se puede hacer asignando NULL a la variable que contiene el objeto. Si no se realiza explícitamente, PHP cerrará automáticamente la conexión cuando el script finalice. </text:p>
      <text:p text:style-name="P3"/>
      <text:p text:style-name="P3"/>
      <text:p text:style-name="P14">&lt;?php</text:p>
      <text:p text:style-name="P14">$mbd = new PDO('pgsql:host=localhost;dbname=prueba', $usuario, $contrase<text:span text:style-name="T8">n</text:span>a);</text:p>
      <text:p text:style-name="P14">// Utilizar la conexión aquí</text:p>
      <text:p text:style-name="P14">$sth = $mbd-&gt;query('SELECT * FROM foo');</text:p>
      <text:p text:style-name="P14"/>
      <text:p text:style-name="P14">// Ya se ha terminado; se cierra</text:p>
      <text:p text:style-name="P14">$sth = null;</text:p>
      <text:p text:style-name="P14">$mbd = null;</text:p>
      <text:p text:style-name="P14">?&gt; </text:p>
      <text:h text:style-name="P28" text:outline-level="1"/>
      <text:h text:style-name="P28" text:outline-level="1">Configurar codificación de caracteres UTF-8</text:h>
      <text:h text:style-name="P28" text:outline-level="1"/>
      <text:h text:style-name="P28" text:outline-level="1">Método 1: charset=utf8</text:h>
      <text:h text:style-name="P28" text:outline-level="1"/>
      <text:p text:style-name="P14">&lt;?php</text:p>
      <text:p text:style-name="P14">$mbd = new PDO('pgsql:host=localhost;dbname=prueba;charset=utf8', $usuario, $contrase<text:span text:style-name="T8">n</text:span>a);</text:p>
      <text:p text:style-name="P14">$mbd = null;</text:p>
      <text:h text:style-name="P35" text:outline-level="1">?&gt; </text:h>
      <text:h text:style-name="P28" text:outline-level="1"/>
      <text:h text:style-name="P28" text:outline-level="1">Método 2: exec( “set name utf8” )</text:h>
      <text:h text:style-name="P28" text:outline-level="1"/>
      <text:p text:style-name="P14">&lt;?php</text:p>
      <text:p text:style-name="P14">$mbd = new PDO('pgsql:host=localhost;dbname=prueba', $usuario, $contrase<text:span text:style-name="T8">n</text:span>a);</text:p>
      <text:p text:style-name="P14">$mbd-&gt;exec("set names utf8");</text:p>
      <text:p text:style-name="P14">$mbd = null;</text:p>
      <text:h text:style-name="P35" text:outline-level="1">?&gt; </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text:soft-page-break/>Ejecuta una sentencia SQL</text:h>
      <text:h text:style-name="P28" text:outline-level="1"/>
      <text:h text:style-name="P28" text:outline-level="1">Insert ( Insertar )</text:h>
      <text:h text:style-name="P28" text:outline-level="1"/>
      <text:p text:style-name="P14">&lt;?php</text:p>
      <text:p text:style-name="P37">$sql = <text:span text:style-name="T8">"</text:span>INSERT INTO fruit (name, color, calories) VALUES ('manzana', 'roja', 100)<text:span text:style-name="T8">"</text:span>;</text:p>
      <text:p text:style-name="P39">$q = <text:span text:style-name="T7">$mbd</text:span>-&gt;query( $sql );</text:p>
      <text:p text:style-name="P14">if ( $q-&gt;rowCount() ) {</text:p>
      <text:p text:style-name="P37"><text:tab/>echo <text:span text:style-name="T8">"</text:span>Manzana fue insertada<text:span text:style-name="T8">"</text:span>;</text:p>
      <text:p text:style-name="P14">} else {</text:p>
      <text:p text:style-name="P37"><text:tab/>echo <text:span text:style-name="T8">"</text:span>Error: No pudo ser insertada<text:span text:style-name="T8">"</text:span>;</text:p>
      <text:p text:style-name="P14">}</text:p>
      <text:h text:style-name="P35" text:outline-level="1">?&gt; </text:h>
      <text:h text:style-name="P28" text:outline-level="1"/>
      <text:h text:style-name="P28" text:outline-level="1">Select (Consultar)</text:h>
      <text:h text:style-name="P28" text:outline-level="1"/>
      <text:p text:style-name="P14">&lt;?php</text:p>
      <text:p text:style-name="P14">$sql = 'SELECT name, color, calories FROM fruit ORDER BY name';</text:p>
      <text:p text:style-name="P36">foreach ( $mbd-&gt;query( $sql ) as $row ) {</text:p>
      <text:p text:style-name="P36"><text:tab/>echo "Nombre: ". $row['name'] . "&lt;/br&gt;";</text:p>
      <text:p text:style-name="P36"><text:tab/>echo "Color: ". $row['color'] . "&lt;/br&gt;";</text:p>
      <text:p text:style-name="P36"><text:tab/>echo "Calorias: ". $row['calories'] . "&lt;/br&gt;&lt;hr /&gt;";</text:p>
      <text:p text:style-name="P36">}</text:p>
      <text:h text:style-name="P35" text:outline-level="1">?&gt; </text:h>
      <text:h text:style-name="P28" text:outline-level="1"/>
      <text:h text:style-name="P28" text:outline-level="1">Update ( Actualizar )</text:h>
      <text:h text:style-name="P28" text:outline-level="1"/>
      <text:p text:style-name="P14">&lt;?php</text:p>
      <text:p text:style-name="P42">$sql = "UPDATE fruit SET calories = '52' WHERE name='manzana'";</text:p>
      <text:p text:style-name="P42">$q = $mbd-&gt;query( $sql );</text:p>
      <text:p text:style-name="P42">if ( $q-&gt;rowCount() ) {</text:p>
      <text:p text:style-name="P42"><text:tab/>echo "Calorias de la Manzana fue actualizada";</text:p>
      <text:p text:style-name="P42">} else {</text:p>
      <text:p text:style-name="P42"><text:tab/>echo"Error: No pudo ser actualizada";</text:p>
      <text:p text:style-name="P42">}</text:p>
      <text:h text:style-name="P35" text:outline-level="1">?&gt; </text:h>
      <text:h text:style-name="P28" text:outline-level="1"/>
      <text:h text:style-name="P28" text:outline-level="1"/>
      <text:h text:style-name="P28" text:outline-level="1"/>
      <text:h text:style-name="P28" text:outline-level="1"/>
      <text:h text:style-name="P28" text:outline-level="1"/>
      <text:h text:style-name="P28" text:outline-level="1"><text:soft-page-break/>Delete ( Eliminar )</text:h>
      <text:h text:style-name="P28" text:outline-level="1"/>
      <text:p text:style-name="P14">&lt;?php</text:p>
      <text:p text:style-name="P38">$sql = "DELETE FROM fruit WHERE name='manzana'";</text:p>
      <text:p text:style-name="P38">$q = $mbd-&gt;query( $sql );</text:p>
      <text:p text:style-name="P38">if ( $q-&gt;rowCount() ) {</text:p>
      <text:p text:style-name="P38"><text:tab/>echo "Manzana Eliminada";</text:p>
      <text:p text:style-name="P38">} else {</text:p>
      <text:p text:style-name="P38"><text:tab/>echo "Error: No pudo ser eliminada";</text:p>
      <text:p text:style-name="P38">}</text:p>
      <text:h text:style-name="P35" text:outline-level="1">?&gt; </text:h>
      <text:h text:style-name="P28" text:outline-level="1"/>
      <text:h text:style-name="P28" text:outline-level="1">Consulta preparada</text:h>
      <text:h text:style-name="P28" text:outline-level="1"/>
      <text:h text:style-name="P28" text:outline-level="1">PDO::prepare - <text:span text:style-name="T6">Prepara una sentencia para su ejecución y devuelve un objeto sentencia </text:span></text:h>
      <text:h text:style-name="P29" text:outline-level="1"/>
      <text:h text:style-name="P22" text:outline-level="1"><text:tab/>Prepara una sentencia SQL para ser ejecutada por el método PDOStatement::execute(). La sentencia SQL puede contener cero o más marcadores de parámetros con nombre (:name) o signos de interrogación (?) por los cuales los valores reales serán sustituidos cuando la sentencia sea ejecutada. No se pueden usar marcadores de parámetros con nombre y signos de interrogación en la misma sentencia SQL; se debe elegir uno de los dos estilos de parámetros. Se deben usar estos parámetros para sustituir cualquier dato de usuario, y no usarlos directamente en la consulta.</text:h>
      <text:h text:style-name="P22" text:outline-level="1"/>
      <text:h text:style-name="P22" text:outline-level="1"><text:tab/>Llamar a PDO::prepare() y a PDOStatement::execute() para sentencias que serán ejecutadas en múltiples ocasiones con diferentes parámetros optimiza el rendimiento de la aplicación permitiendo al driver negociar en lado del cliente y/o servidor el almacenamiento en caché del plan de consulta y meta información, y ayuda a prevenir inyecciones SQL eliminando la necesidad de entrecomillar manualmente los parámetros</text:h>
      <text:h text:style-name="P22" text:outline-level="1"/>
      <text:h text:style-name="P22" text:outline-level="1"><text:span text:style-name="T1">Ejemplo #1</text:span> <text:span text:style-name="T2">Prepara una sentencia SQL con parámetros de sustitución nombrados</text:span></text:h>
      <text:h text:style-name="P22" text:outline-level="1"/>
      <text:h text:style-name="P33" text:outline-level="1">&lt;?php</text:h>
      <text:h text:style-name="P32" text:outline-level="1">$sql = 'SELECT name, color, calories</text:h>
      <text:h text:style-name="P32" text:outline-level="1">FROM fruit</text:h>
      <text:h text:style-name="P32" text:outline-level="1">WHERE calories &lt; :calories AND color = :color';</text:h>
      <text:h text:style-name="P32" text:outline-level="1"/>
      <text:h text:style-name="P32" text:outline-level="1">$sth = $mbd-&gt;prepare( $sql, array(PDO::ATTR_CURSOR =&gt; PDO::CURSOR_FWDONLY) );</text:h>
      <text:h text:style-name="P32" text:outline-level="1">$sth-&gt;execute( array(':calories' =&gt; 150, ':color' =&gt; 'red') );</text:h>
      <text:h text:style-name="P32" text:outline-level="1">$red = $sth-&gt;fetchAll();</text:h>
      <text:h text:style-name="P32" text:outline-level="1">var_dump( $red );</text:h>
      <text:h text:style-name="P32" text:outline-level="1"/>
      <text:h text:style-name="P32" text:outline-level="1">$sth-&gt;execute(array(':calories' =&gt; 175, ':color' =&gt; 'yellow'));</text:h>
      <text:h text:style-name="P32" text:outline-level="1">$yellow = $sth-&gt;fetchAll();</text:h>
      <text:h text:style-name="P32" text:outline-level="1">var_dump( $yellow );</text:h>
      <text:h text:style-name="P32" text:outline-level="1">?&gt;</text:h>
      <text:h text:style-name="P29" text:outline-level="1"/>
      <text:h text:style-name="P29" text:outline-level="1"/>
      <text:h text:style-name="P29" text:outline-level="1"><text:soft-page-break/></text:h>
      <text:h text:style-name="P29" text:outline-level="1"/>
      <text:h text:style-name="P29" text:outline-level="1"/>
      <text:h text:style-name="P29" text:outline-level="1"/>
      <text:h text:style-name="P28" text:outline-level="1">Ejemplo #2 <text:span text:style-name="T2">Prepara una sentencia SQL con parámetros de signos de interrogación</text:span></text:h>
      <text:h text:style-name="P28" text:outline-level="1"/>
      <text:h text:style-name="P31" text:outline-level="1">&lt;?php</text:h>
      <text:h text:style-name="P31" text:outline-level="1">/* Ejecuta una sentencia preparada pasando un array de valores */</text:h>
      <text:h text:style-name="P31" text:outline-level="1">$sth = $dbh-&gt;prepare('SELECT name, colour, calories</text:h>
      <text:h text:style-name="P31" text:outline-level="1"><text:s text:c="4"/>FROM fruit</text:h>
      <text:h text:style-name="P31" text:outline-level="1"><text:s text:c="4"/>WHERE calories &lt; ? AND colour = ?');</text:h>
      <text:h text:style-name="P31" text:outline-level="1">$sth-&gt;execute(array(150, 'red'));</text:h>
      <text:h text:style-name="P31" text:outline-level="1">$red = $sth-&gt;fetchAll();</text:h>
      <text:h text:style-name="P31" text:outline-level="1">$sth-&gt;execute(array(175, 'yellow'));</text:h>
      <text:h text:style-name="P31" text:outline-level="1">$yellow = $sth-&gt;fetchAll();</text:h>
      <text:h text:style-name="P31" text:outline-level="1">?&gt; </text:h>
      <text:h text:style-name="P28" text:outline-level="1"/>
      <text:h text:style-name="P28" text:outline-level="1">PDOStatement::bindParam - <text:span text:style-name="T6">Vincula un parámetro al nombre de variable especificada</text:span></text:h>
      <text:h text:style-name="P23" text:outline-level="1"/>
      <text:h text:style-name="P23" text:outline-level="1"><text:span text:style-name="T1">Ejemplo #1</text:span> <text:span text:style-name="T2">Ejecutar una sentencia preparada con parámetros de sustitución con nombre</text:span></text:h>
      <text:h text:style-name="P23" text:outline-level="1"/>
      <text:h text:style-name="P31" text:outline-level="1">&lt;?php</text:h>
      <text:h text:style-name="P31" text:outline-level="1">/* Ejecutar una sentencia preparada vinculando varialbes de PHP */</text:h>
      <text:h text:style-name="P31" text:outline-level="1">$calorías = 150;</text:h>
      <text:h text:style-name="P31" text:outline-level="1">$color = 'red';</text:h>
      <text:h text:style-name="P31" text:outline-level="1">$gsent = $gbd-&gt;prepare('SELECT name, colour, calories</text:h>
      <text:h text:style-name="P31" text:outline-level="1"><text:s text:c="4"/>FROM fruit</text:h>
      <text:h text:style-name="P31" text:outline-level="1"><text:s text:c="4"/>WHERE calories &lt; :calories AND colour = :colour');</text:h>
      <text:h text:style-name="P31" text:outline-level="1">$gsent-&gt;bindParam(':calories', $calorías);</text:h>
      <text:h text:style-name="P31" text:outline-level="1">$gsent-&gt;bindParam(':colour', $color);</text:h>
      <text:h text:style-name="P31" text:outline-level="1">$gsent-&gt;execute();</text:h>
      <text:h text:style-name="P31" text:outline-level="1">?&gt; </text:h>
      <text:h text:style-name="P28" text:outline-level="1"/>
      <text:h text:style-name="P28" text:outline-level="1">Ejemplo #2 <text:span text:style-name="T4">Ejecutar una sentencia preparada con parámetros de sustitución de signos de interrogación</text:span></text:h>
      <text:h text:style-name="P28" text:outline-level="1"/>
      <text:h text:style-name="P31" text:outline-level="1">&lt;?php</text:h>
      <text:h text:style-name="P31" text:outline-level="1">/* Ejecutar una sentencia preparada vinculando varialbes de PHP */</text:h>
      <text:h text:style-name="P31" text:outline-level="1">$calorías = 150;</text:h>
      <text:h text:style-name="P31" text:outline-level="1">$color = 'red';</text:h>
      <text:h text:style-name="P31" text:outline-level="1">$gsent = $gbd-&gt;prepare('SELECT name, colour, calories</text:h>
      <text:h text:style-name="P31" text:outline-level="1"><text:s text:c="4"/>FROM fruit</text:h>
      <text:h text:style-name="P31" text:outline-level="1"><text:s text:c="4"/>WHERE calories &lt; ? AND colour = ?');</text:h>
      <text:h text:style-name="P31" text:outline-level="1">$gsent-&gt;bindParam(1, $calorías);</text:h>
      <text:h text:style-name="P31" text:outline-level="1">$gsent-&gt;bindParam(2, $color);</text:h>
      <text:h text:style-name="P31" text:outline-level="1">$gsent-&gt;execute();</text:h>
      <text:h text:style-name="P31" text:outline-level="1">?&gt; </text:h>
      <text:h text:style-name="P28" text:outline-level="1"/>
      <text:h text:style-name="P28" text:outline-level="1"/>
      <text:h text:style-name="P28" text:outline-level="1"/>
      <text:h text:style-name="P28" text:outline-level="1"/>
      <text:h text:style-name="P28" text:outline-level="1"/>
      <text:h text:style-name="P28" text:outline-level="1"><text:soft-page-break/>PDO::PARAM_*</text:h>
      <text:h text:style-name="P28" text:outline-level="1"/>
      <text:h text:style-name="P28" text:outline-level="1"/>
      <text:h text:style-name="P23" text:outline-level="1"><text:span text:style-name="T1">Ejemplo #1</text:span> <text:span text:style-name="T2">Ejecutar una sentencia preparada con parámetros de sustitución con nombre y tipo de dato</text:span></text:h>
      <text:h text:style-name="P23" text:outline-level="1"/>
      <text:h text:style-name="P23" text:outline-level="1"/>
      <text:h text:style-name="P31" text:outline-level="1">&lt;?php</text:h>
      <text:h text:style-name="P31" text:outline-level="1">/* Ejecutar una sentencia preparada vinculando varialbes de PHP */</text:h>
      <text:h text:style-name="P31" text:outline-level="1">$calorías = 150;</text:h>
      <text:h text:style-name="P31" text:outline-level="1">$color = 'red';</text:h>
      <text:h text:style-name="P31" text:outline-level="1">$gsent = $gbd-&gt;prepare('SELECT name, colour, calories</text:h>
      <text:h text:style-name="P31" text:outline-level="1"><text:s text:c="4"/>FROM fruit</text:h>
      <text:h text:style-name="P31" text:outline-level="1"><text:s text:c="4"/>WHERE calories &lt; :calories AND colour = :colour');</text:h>
      <text:h text:style-name="P31" text:outline-level="1">$gsent-&gt;bindParam(':calories', $calorías, PDO::PARAM_INT);</text:h>
      <text:h text:style-name="P31" text:outline-level="1">$gsent-&gt;bindParam(':colour', $color, PDO::PARAM_STR, 12);</text:h>
      <text:h text:style-name="P31" text:outline-level="1">$gsent-&gt;execute();</text:h>
      <text:h text:style-name="P31" text:outline-level="1">?&gt; </text:h>
      <text:h text:style-name="P28" text:outline-level="1"/>
      <text:h text:style-name="P28" text:outline-level="1">Diferencia entre bindParam() y bindValue()</text:h>
      <text:h text:style-name="P28" text:outline-level="1"/>
      <text:h text:style-name="P28" text:outline-level="1"><text:s/>BindParam()</text:h>
      <text:h text:style-name="P28" text:outline-level="1"/>
      <text:h text:style-name="P31" text:outline-level="1">$stmt = $con-&gt;prepare("INSERT INTO colors VALUES (?)");</text:h>
      <text:h text:style-name="P31" text:outline-level="1"/>
      <text:h text:style-name="P31" text:outline-level="1">$stmt-&gt;bindParam(1, $color, PDO::PARAM_STR);</text:h>
      <text:h text:style-name="P31" text:outline-level="1"/>
      <text:h text:style-name="P31" text:outline-level="1">$colors = array('black', 'blue', 'red', 'yellow');</text:h>
      <text:h text:style-name="P31" text:outline-level="1">foreach ($colors as $color) {</text:h>
      <text:h text:style-name="P31" text:outline-level="1"><text:tab/>$stmt-&gt;execute();</text:h>
      <text:h text:style-name="P31" text:outline-level="1">}</text:h>
      <text:h text:style-name="P28" text:outline-level="1"/>
      <text:h text:style-name="P28" text:outline-level="1"><text:s/>BindValue()</text:h>
      <text:h text:style-name="P28" text:outline-level="1"/>
      <text:h text:style-name="P31" text:outline-level="1">$stmt = $con-&gt;prepare("INSERT INTO colors VALUES (?)");</text:h>
      <text:h text:style-name="P31" text:outline-level="1"/>
      <text:h text:style-name="P31" text:outline-level="1">$stmt-&gt;bindValue(1, $color, PDO::PARAM_STR);</text:h>
      <text:h text:style-name="P31" text:outline-level="1"/>
      <text:h text:style-name="P31" text:outline-level="1">$colors = array('black', 'blue', 'red', 'yellow');</text:h>
      <text:h text:style-name="P31" text:outline-level="1">foreach ($colors as $color) {</text:h>
      <text:h text:style-name="P31" text:outline-level="1"><text:tab/>$stmt-&gt;execute();</text:h>
      <text:h text:style-name="P31" text:outline-level="1">}</text:h>
      <text:h text:style-name="P28" text:outline-level="1"/>
      <text:h text:style-name="P28" text:outline-level="1">Mostrar datos de consulta</text:h>
      <text:h text:style-name="P28" text:outline-level="1"/>
      <text:h text:style-name="P28" text:outline-level="1">PDOStatement::fetch - <text:span text:style-name="T6">Obtiene la siguiente fila de un conjunto de resultados</text:span></text:h>
      <text:h text:style-name="P28" text:outline-level="1"/>
      <text:h text:style-name="P28" text:outline-level="1">Ejemplo #1 <text:span text:style-name="T2">Obtención de filas usando diferentes tipos de obtención</text:span></text:h>
      <text:h text:style-name="P28" text:outline-level="1"/>
      <text:h text:style-name="P31" text:outline-level="1">&lt;?php</text:h>
      <text:h text:style-name="P31" text:outline-level="1">$gsent = $gbd-&gt;prepare("SELECT name, colour FROM fruit");</text:h>
      <text:h text:style-name="P31" text:outline-level="1">$gsent-&gt;execute();</text:h>
      <text:h text:style-name="P31" text:outline-level="1"><text:soft-page-break/></text:h>
      <text:h text:style-name="P31" text:outline-level="1">/* Prueba de tipos de PDOStatement::fetch */</text:h>
      <text:h text:style-name="P31" text:outline-level="1">print("PDO::FETCH_ASSOC: ");</text:h>
      <text:h text:style-name="P31" text:outline-level="1">print("Devolver la siguiente fila como un array indexado por nombre de colunmna\n");</text:h>
      <text:h text:style-name="P31" text:outline-level="1">$result = $gsent-&gt;fetch(PDO::FETCH_ASSOC);</text:h>
      <text:h text:style-name="P31" text:outline-level="1">print_r($result);</text:h>
      <text:h text:style-name="P31" text:outline-level="1">print("\n");</text:h>
      <text:h text:style-name="P31" text:outline-level="1"/>
      <text:h text:style-name="P31" text:outline-level="1">print("PDO::FETCH_BOTH: ");</text:h>
      <text:h text:style-name="P31" text:outline-level="1">print("Devolver la siguiente fila como un array indexado por nombre y número de columna\n");</text:h>
      <text:h text:style-name="P31" text:outline-level="1">$result = $gsent-&gt;fetch(PDO::FETCH_BOTH);</text:h>
      <text:h text:style-name="P31" text:outline-level="1">print_r($result);</text:h>
      <text:h text:style-name="P31" text:outline-level="1">print("\n");</text:h>
      <text:h text:style-name="P31" text:outline-level="1"/>
      <text:h text:style-name="P31" text:outline-level="1">print("PDO::FETCH_LAZY: ");</text:h>
      <text:h text:style-name="P31" text:outline-level="1">print("Devolver la siguiente fila como un objeto anónimo con nombres de columna como propiedades\n");</text:h>
      <text:h text:style-name="P31" text:outline-level="1">$result = $gsent-&gt;fetch(PDO::FETCH_LAZY);</text:h>
      <text:h text:style-name="P31" text:outline-level="1">print_r($result);</text:h>
      <text:h text:style-name="P31" text:outline-level="1">print("\n");</text:h>
      <text:h text:style-name="P31" text:outline-level="1"/>
      <text:h text:style-name="P31" text:outline-level="1">print("PDO::FETCH_OBJ: ");</text:h>
      <text:h text:style-name="P31" text:outline-level="1">print("Devolver la siguiente fila como un objeto anónimo con nombres de columna como propiedades\n");</text:h>
      <text:h text:style-name="P31" text:outline-level="1">$result = $gsent-&gt;fetch(PDO::FETCH_OBJ);</text:h>
      <text:h text:style-name="P31" text:outline-level="1">print $result-&gt;name;</text:h>
      <text:h text:style-name="P31" text:outline-level="1">print("\n");</text:h>
      <text:h text:style-name="P31" text:outline-level="1">?&gt; </text:h>
      <text:h text:style-name="P28" text:outline-level="1"/>
      <text:h text:style-name="P28" text:outline-level="1"/>
      <text:h text:style-name="P28" text:outline-level="1">Ejemplo #3<text:span text:style-name="T2"> </text:span><text:span text:style-name="T4">Orden de construcción</text:span></text:h>
      <text:h text:style-name="P23" text:outline-level="1"/>
      <text:h text:style-name="P22" text:outline-level="1"><text:tab/>Cuando los objetos se obtienen mediante PDO::FETCH_CLASS, las propiedades del objeto se asignan primero, y luego se invoca al constructor de la clase. Si también se proporciona PDO::FETCH_PROPS_LATE, este orden se invierte, es decir, primero se llama al constructor y luego se asignan las propiedades. </text:h>
      <text:h text:style-name="P28" text:outline-level="1"/>
      <text:h text:style-name="P31" text:outline-level="1">&lt;?php</text:h>
      <text:h text:style-name="P31" text:outline-level="1">class Persona</text:h>
      <text:h text:style-name="P31" text:outline-level="1">{</text:h>
      <text:h text:style-name="P31" text:outline-level="1"><text:s text:c="4"/>private $name;</text:h>
      <text:h text:style-name="P31" text:outline-level="1"/>
      <text:h text:style-name="P31" text:outline-level="1"><text:s text:c="4"/>public function __construct()</text:h>
      <text:h text:style-name="P31" text:outline-level="1"><text:s text:c="4"/>{</text:h>
      <text:h text:style-name="P31" text:outline-level="1"><text:s text:c="8"/>$this-&gt;decir();</text:h>
      <text:h text:style-name="P31" text:outline-level="1"><text:s text:c="4"/>}</text:h>
      <text:h text:style-name="P31" text:outline-level="1"/>
      <text:h text:style-name="P31" text:outline-level="1"><text:s text:c="4"/>public function decir()</text:h>
      <text:h text:style-name="P31" text:outline-level="1"><text:s text:c="4"/>{</text:h>
      <text:h text:style-name="P31" text:outline-level="1"><text:s text:c="8"/>if (isset($this-&gt;name)) {</text:h>
      <text:h text:style-name="P31" text:outline-level="1"><text:s text:c="12"/>echo "Soy {$this-&gt;name}.\n";</text:h>
      <text:h text:style-name="P31" text:outline-level="1"><text:soft-page-break/><text:s text:c="8"/>} else {</text:h>
      <text:h text:style-name="P31" text:outline-level="1"><text:s text:c="12"/>echo "Aún no tengo nombre.\n";</text:h>
      <text:h text:style-name="P31" text:outline-level="1"><text:s text:c="8"/>}</text:h>
      <text:h text:style-name="P31" text:outline-level="1"><text:s text:c="4"/>}</text:h>
      <text:h text:style-name="P31" text:outline-level="1">}</text:h>
      <text:h text:style-name="P31" text:outline-level="1"/>
      <text:h text:style-name="P31" text:outline-level="1">$sth = $dbh-&gt;query("SELECT * FROM people");</text:h>
      <text:h text:style-name="P31" text:outline-level="1">$sth-&gt;setFetchMode(PDO::FETCH_CLASS, 'Persona');</text:h>
      <text:h text:style-name="P31" text:outline-level="1">$persona = $sth-&gt;fetch();</text:h>
      <text:h text:style-name="P31" text:outline-level="1">$persona-&gt;decir();</text:h>
      <text:h text:style-name="P31" text:outline-level="1">$sth-&gt;setFetchMode(PDO::FETCH_CLASS|PDO::FETCH_PROPS_LATE, 'Persona');</text:h>
      <text:h text:style-name="P31" text:outline-level="1">$persona = $sth-&gt;fetch();</text:h>
      <text:h text:style-name="P31" text:outline-level="1">$persona-&gt;decir();</text:h>
      <text:h text:style-name="P31" text:outline-level="1">?&gt;</text:h>
      <text:h text:style-name="P28" text:outline-level="1"/>
      <text:h text:style-name="P28" text:outline-level="1">PDOStatement::fetchAll - <text:span text:style-name="T6">Devuelve un array que contiene todas las filas del conjunto de resultados</text:span></text:h>
      <text:h text:style-name="P23" text:outline-level="1"/>
      <text:h text:style-name="P28" text:outline-level="1">Parámetros</text:h>
      <text:h text:style-name="P28" text:outline-level="1"/>
      <text:h text:style-name="P28" text:outline-level="1">fetch_style</text:h>
      <text:h text:style-name="P28" text:outline-level="1"/>
      <text:h text:style-name="P23" text:outline-level="1">Controla el contenido del array devuelto, tal como está documentado en PDOStatement::fetch(). El valor predeterminado es PDO::ATTR_DEFAULT_FETCH_MODE (el cual por defecto es PDO::FETCH_BOTH). </text:h>
      <text:h text:style-name="P23" text:outline-level="1"/>
      <text:h text:style-name="P23" text:outline-level="1">Para devolver un array que contenga todos los valores de una única columna del conjunto de resultados, se debe especificar PDO::FETCH_COLUMN. Se puede especificar qué columna se desea obtener con el parámetro fetch_argument. </text:h>
      <text:h text:style-name="P23" text:outline-level="1"/>
      <text:h text:style-name="P23" text:outline-level="1">Para obtener solamente los valores únicos de una sola columna del conjunto de resultados, se ha de realizar un OR a nivel de bits de PDO::FETCH_COLUMN con PDO::FETCH_UNIQUE. </text:h>
      <text:h text:style-name="P23" text:outline-level="1"/>
      <text:h text:style-name="P23" text:outline-level="1">Para devolver un array asociativo agrupado según los valores de una columna especificada, se ha de realilar un OR a nivel de bits de PDO::FETCH_COLUMN con PDO::FETCH_GROUP. </text:h>
      <text:h text:style-name="P23" text:outline-level="1"/>
      <text:h text:style-name="P28" text:outline-level="1">fetch_argument </text:h>
      <text:h text:style-name="P28" text:outline-level="1"/>
      <text:h text:style-name="P23" text:outline-level="1">Este argumento tiene un significado diferente dependiendo del valor del parámetro fetch_style: </text:h>
      <text:h text:style-name="P23" text:outline-level="1"/>
      <text:h text:style-name="P23" text:outline-level="1">PDO::FETCH_COLUMN: Devuelve la columna con el índice indicado basado en 0. </text:h>
      <text:h text:style-name="P23" text:outline-level="1"/>
      <text:h text:style-name="P23" text:outline-level="1">PDO::FETCH_CLASS: Devuelve instancias de la clase especificada, haciendo corresponder las columnas de cada fila con las propiedades con nombre de la clase. </text:h>
      <text:h text:style-name="P23" text:outline-level="1"/>
      <text:h text:style-name="P23" text:outline-level="1">PDO::FETCH_FUNC: Devuelve el resultado de llamar a la función especificada, usando cada columna de fila como parámetro de la llamada. </text:h>
      <text:h text:style-name="P23" text:outline-level="1"/>
      <text:h text:style-name="P28" text:outline-level="1">ctor_args</text:h>
      <text:h text:style-name="P28" text:outline-level="1"/>
      <text:h text:style-name="P24" text:outline-level="1">Los argumentos del constructor de la case cuando el parámetro fetch_style es PDO::FETCH_CLASS. </text:h>
      <text:h text:style-name="P24" text:outline-level="1"><text:soft-page-break/><text:span text:style-name="T1">Ejemplo #1 </text:span><text:span text:style-name="T3">Obtener todas las filas restantes de un conjunto de resultados</text:span></text:h>
      <text:h text:style-name="P28" text:outline-level="1"/>
      <text:h text:style-name="P31" text:outline-level="1">&lt;?php</text:h>
      <text:h text:style-name="P31" text:outline-level="1">$gsent = $gbd-&gt;prepare("SELECT name, colour FROM fruit");</text:h>
      <text:h text:style-name="P31" text:outline-level="1">$gsent-&gt;execute();</text:h>
      <text:h text:style-name="P31" text:outline-level="1"/>
      <text:h text:style-name="P31" text:outline-level="1">/* Obtener todas las filas restantes del conjunto de resultados */</text:h>
      <text:h text:style-name="P31" text:outline-level="1">print("Obtener todas las filas restantes del conjunto de resultados:\n");</text:h>
      <text:h text:style-name="P31" text:outline-level="1">$resultado = $gsent-&gt;fetchAll();</text:h>
      <text:h text:style-name="P31" text:outline-level="1">print_r($resultado);</text:h>
      <text:h text:style-name="P31" text:outline-level="1">?&gt; </text:h>
      <text:h text:style-name="P28" text:outline-level="1"/>
      <text:h text:style-name="P28" text:outline-level="1">Constantes predefinidas</text:h>
      <text:h text:style-name="P28" text:outline-level="1"/>
      <text:p text:style-name="P9"><text:tab/>Estas constantes están definidas por esta extensión y estarán disponibles sólo cuando la extensión haya sido compilada con PHP, o bien sea cargada dinámicamente en ejecución.</text:p>
      <text:p text:style-name="P12">Advertencia</text:p>
      <text:p text:style-name="P11">PDO utiliza constantes de clase desde PHP 5.1. Las versiones anteriores emplean constantes globales bajo la forma PDO_PARAM_BOOL.</text:p>
      <text:p text:style-name="P5"/>
      <text:p text:style-name="P6"><text:bookmark text:name="pdo.constants.param-bool"/>PDO::PARAM_BOOL (integer)</text:p>
      <text:p text:style-name="P7">Representa un tipo de dato booleano.</text:p>
      <text:p text:style-name="P7"/>
      <text:p text:style-name="P6"><text:bookmark text:name="pdo.constants.param-null"/>PDO::PARAM_NULL (integer)</text:p>
      <text:p text:style-name="P7">Representa el tipo de dato NULL de SQL.</text:p>
      <text:p text:style-name="P7"/>
      <text:p text:style-name="P6"><text:bookmark text:name="pdo.constants.param-int"/>PDO::PARAM_INT (integer)</text:p>
      <text:p text:style-name="P7">Representa el tipo de dato INTEGER de SQL.</text:p>
      <text:p text:style-name="P7"/>
      <text:p text:style-name="P6"><text:bookmark text:name="pdo.constants.param-str"/>PDO::PARAM_STR (integer)</text:p>
      <text:p text:style-name="P7">Representa el tipo de dato CHAR, VARCHAR de SQL, u otro tipo de datos de cadena.</text:p>
      <text:p text:style-name="P7"/>
      <text:p text:style-name="P6"><text:bookmark text:name="pdo.constants.param-lob"/>PDO::PARAM_LOB (integer)</text:p>
      <text:p text:style-name="P7">Representa el tipo de dato de objeto grande (LOB) de SQL.</text:p>
      <text:p text:style-name="P7"/>
      <text:p text:style-name="P6"><text:bookmark text:name="pdo.constants.param-stmt"/>PDO::PARAM_STMT (integer)</text:p>
      <text:p text:style-name="P7">Representa un tipo de conjunto de registros. No está soportado actualmente por ningún controlador.</text:p>
      <text:p text:style-name="P7"/>
      <text:p text:style-name="P6"><text:bookmark text:name="pdo.constants.param-input-output"/>PDO::PARAM_INPUT_OUTPUT (integer)</text:p>
      <text:p text:style-name="P7">Especifica que el parámetro es de entrada/salida (INOUT) para un procedimiento almacenado. Se debe realizar un OR a nivel de bit con un tipo de datos PDO::PARAM_* explícito.</text:p>
      <text:p text:style-name="P7"/>
      <text:p text:style-name="P6"><text:bookmark text:name="pdo.constants.fetch-lazy"/>PDO::FETCH_LAZY (integer)</text:p>
      <text:p text:style-name="P7">Especifica que el método de obtención debe devolver cada fila como un objeto con los nombres de las variables equivalentes a los nombres de las columnas devueltos en el conjunto de resultados. PDO::FETCH_LAZY crea los nombres de las variables del objeto a medida que se acceden a ellas. No es válida dentro de PDOStatement::fetchAll().</text:p>
      <text:p text:style-name="P7"/>
      <text:p text:style-name="P6"/>
      <text:p text:style-name="P6"/>
      <text:p text:style-name="P6"><text:bookmark text:name="pdo.constants.fetch-assoc"/><text:soft-page-break/>PDO::FETCH_ASSOC (integer)</text:p>
      <text:p text:style-name="P7">Especifica que el método de obtención debe devolver cada fila como un array indexado por los nombres de las columnas devueltos en el correspondiente conjunto de resultados. Si éste contiene varias columnas con el mismo nombre, PDO::FETCH_ASSOC devuelve un único valor por nombre de columna.</text:p>
      <text:p text:style-name="P7"/>
      <text:p text:style-name="P6"><text:bookmark text:name="pdo.constants.fetch-named"/>PDO::FETCH_NAMED (integer)</text:p>
      <text:p text:style-name="P7">Especifica que el método de obtención debe devolver cada fila como un array indexado por los nombres de las columnas devueltos en el correspondiente conjunto de resultados. Si éste contiene varias columnas con el mismo nombre, PDO::FETCH_NAMED devuelve un array de valores por nombre de columna.</text:p>
      <text:p text:style-name="P7"/>
      <text:p text:style-name="P6"><text:bookmark text:name="pdo.constants.fetch-num"/>PDO::FETCH_NUM (integer)</text:p>
      <text:p text:style-name="P7">Especifica que el método de obtención debe devolver cada fila como un array indexado por los números de columna devueltos en el correspondiente conjunto de resultados, comenzando por la columna 0.</text:p>
      <text:p text:style-name="P7"/>
      <text:p text:style-name="P6"><text:bookmark text:name="pdo.constants.fetch-both"/>PDO::FETCH_BOTH (integer)</text:p>
      <text:p text:style-name="P7">Especifica que el método de obtención debe devolver cada fila como un array indexado tanto por los nombres como por los números de las columnas devueltos en el correspondiente conjunto de resultados, comenzando por la columna 0.</text:p>
      <text:p text:style-name="P7"/>
      <text:p text:style-name="P7"/>
      <text:p text:style-name="P6"><text:bookmark text:name="pdo.constants.fetch-obj"/>PDO::FETCH_OBJ (integer)</text:p>
      <text:p text:style-name="P7">Especifica que el método de obtención debe devolver cada fila como un objeto con los nombres de sus propiedades equivalentes a los nombres de las columnas devueltos en el conjunto de resultados.</text:p>
      <text:p text:style-name="P7"/>
      <text:p text:style-name="P6"><text:bookmark text:name="pdo.constants.fetch-bound"/>PDO::FETCH_BOUND (integer)</text:p>
      <text:p text:style-name="P7">Especifica que el método de obtención debe devolver TRUE y asignar los valores de las columnas del conjunto de resultados a las variables de PHP a las cuales están vinculadas con los métodos PDOStatement::bindParam() o PDOStatement::bindColumn().</text:p>
      <text:p text:style-name="P7"/>
      <text:p text:style-name="P6"><text:bookmark text:name="pdo.constants.fetch-column"/>PDO::FETCH_COLUMN (integer)</text:p>
      <text:p text:style-name="P7">Especifica que el método de obtención debe devolver una única columna solicitada de la siguiente fila del conjunto de resultados.</text:p>
      <text:p text:style-name="P7"/>
      <text:p text:style-name="P6"><text:bookmark text:name="pdo.constants.fetch-class"/>PDO::FETCH_CLASS (integer)</text:p>
      <text:p text:style-name="P7">Especifica que el método de obtención debe devolver una nueva instancia de la clase solicitada, haciendo corresponder las columnas con los nombres de las propiedades de la clase.</text:p>
      <text:p text:style-name="P13"><text:span text:style-name="T1">Nota: </text:span>El método mágico __set() se invoca si la propiedad no existe en la clase solicitada.</text:p>
      <text:p text:style-name="P6"><text:bookmark text:name="pdo.constants.fetch-into"/>PDO::FETCH_INTO (integer)</text:p>
      <text:p text:style-name="P7">Especifica que el método de obtencion debe actualizar una instancia existente de la clase solicitada, haciendo corresponder las columnas con los nombres de las propiedades de la clase.</text:p>
      <text:p text:style-name="P7"/>
      <text:p text:style-name="P6"><text:bookmark text:name="pdo.constants.fetch-func"/>PDO::FETCH_FUNC (integer)</text:p>
      <text:p text:style-name="P7">Permite personalizar completamente la forma en que los datos son tratados sobre la marcha (únicamente válida dentro de PDOStatement::fetchAll()).</text:p>
      <text:p text:style-name="P7"><text:soft-page-break/></text:p>
      <text:p text:style-name="P6"/>
      <text:p text:style-name="P6"><text:bookmark text:name="pdo.constants.fetch-group"/>PDO::FETCH_GROUP (integer)</text:p>
      <text:p text:style-name="P7">Grupo devuelto según valores. Usualmente combinada con PDO::FETCH_COLUMN o PDO::FETCH_KEY_PAIR.</text:p>
      <text:p text:style-name="P7"/>
      <text:p text:style-name="P6"><text:bookmark text:name="pdo.constants.fetch-unique"/>PDO::FETCH_UNIQUE (integer)</text:p>
      <text:p text:style-name="P7">Obtener solamente los valores únicos.</text:p>
      <text:p text:style-name="P7"/>
      <text:p text:style-name="P6"><text:bookmark text:name="pdo.constants.fetch-key-pair"/>PDO::FETCH_KEY_PAIR (integer)</text:p>
      <text:p text:style-name="P7">Obtener un resultado de dos columnas como un array donde la primera columna es la clave y la segunda el valor. Disponible desde PHP 5.2.3.</text:p>
      <text:p text:style-name="P7"/>
      <text:p text:style-name="P6"><text:bookmark text:name="pdo.constants.fetch-classtype"/>PDO::FETCH_CLASSTYPE (integer)</text:p>
      <text:p text:style-name="P7">Determinar el nombre de la clase desde el valor de la primera columna.</text:p>
      <text:p text:style-name="P7"/>
      <text:p text:style-name="P6"><text:bookmark text:name="pdo.constants.fetch-serialize"/>PDO::FETCH_SERIALIZE (integer)</text:p>
      <text:p text:style-name="P7">Igual que PDO::FETCH_INTO salvo que el objeto es proporcionado como una cadena serializada. Disponible desde PHP 5.1.0. Desde PHP 5.3.0, nunca se llama al constructor de la clase si está establecido este indicador.</text:p>
      <text:p text:style-name="P7"/>
      <text:p text:style-name="P6"><text:bookmark text:name="pdo.constants.fetch-props-late"/>PDO::FETCH_PROPS_LATE (integer)</text:p>
      <text:p text:style-name="P7">Llamar al contructor antes de establecer propiedades. Disponible desde PHP 5.2.0</text:p>
      <text:p text:style-name="P7"/>
      <text:p text:style-name="P6"><text:bookmark text:name="pdo.constants.attr-autocommit"/>PDO::ATTR_AUTOCOMMIT (integer)</text:p>
      <text:p text:style-name="P7">Si este valor es FALSE, PDO intenta desactivar la autoconsigna para que la conexión comience una transacción.</text:p>
      <text:p text:style-name="P7"/>
      <text:p text:style-name="P6"><text:bookmark text:name="pdo.constants.attr-prefetch"/>PDO::ATTR_PREFETCH (integer)</text:p>
      <text:p text:style-name="P7">Establecer el tamaño de la precarga permite obtener un equilibrio entre rapidez y utilización de memoria para la aplicación. No todas las combinaciones de base de datos y controlador permiten establecer el tamaño de la precarga. Un valor más grande de precarga da como resultado un aumento del rendimiento a costa de un mayor uso de memoria.</text:p>
      <text:p text:style-name="P7"/>
      <text:p text:style-name="P6"><text:bookmark text:name="pdo.constants.attr-timeout"/>PDO::ATTR_TIMEOUT (integer)</text:p>
      <text:p text:style-name="P7">Establece el valor del tiempo de espera, en segundos, para las comunicaciones con la base de datos.</text:p>
      <text:p text:style-name="P7"/>
      <text:p text:style-name="P6"><text:bookmark text:name="pdo.constants.attr-errmode"/>PDO::ATTR_ERRMODE (integer)</text:p>
      <text:p text:style-name="P7">Véase la sección Errores y su manejo para obtener más información sobre este atributo.</text:p>
      <text:p text:style-name="P6"><text:bookmark text:name="pdo.constants.attr-server-version"/>PDO::ATTR_SERVER_VERSION (integer)</text:p>
      <text:p text:style-name="P7">Este es un atributo de sólo lectura; devuelve información sobre la versión del servidor de bases de datos al que está conectado PDO.</text:p>
      <text:p text:style-name="P8"/>
      <text:p text:style-name="P6"><text:bookmark text:name="pdo.constants.attr-client-version"/>PDO::ATTR_CLIENT_VERSION (integer)</text:p>
      <text:p text:style-name="P7">Este es un atributo de sólo lectura; devuelve información sobre la versión de las bibliotecas cliente que está usando el controlador PDO.</text:p>
      <text:p text:style-name="P7"/>
      <text:p text:style-name="P6"><text:bookmark text:name="pdo.constants.attr-server-info"/>PDO::ATTR_SERVER_INFO (integer)</text:p>
      <text:p text:style-name="P7">Este es un atributo de sólo lectura; devuelve alguna metainformación sobre el servidor de bases de datos al que está conectado PDO.</text:p>
      <text:p text:style-name="P7"/>
      <text:p text:style-name="P6"><text:bookmark text:name="pdo.constants.attr-connection-status"/><text:soft-page-break/>PDO::ATTR_CONNECTION_STATUS (integer)</text:p>
      <text:p text:style-name="P7"/>
      <text:p text:style-name="P6"><text:bookmark text:name="pdo.constants.attr-case"/>PDO::ATTR_CASE (integer)</text:p>
      <text:p text:style-name="P7">Forzar a los nombres de las columnas a emplear las mayúsculas/minúsculas especificadas por las constantes PDO::CASE_*.</text:p>
      <text:p text:style-name="P7"/>
      <text:p text:style-name="P6"><text:bookmark text:name="pdo.constants.attr-cursor-name"/>PDO::ATTR_CURSOR_NAME (integer)</text:p>
      <text:p text:style-name="P7">Obtener o establecer el nombre del cursor a utilizar. Es más útil cuando se emplean cursores desplazables y actualizaciones posicionadas.</text:p>
      <text:p text:style-name="P7"/>
      <text:p text:style-name="P5"><text:bookmark text:name="pdo.constants.attr-cursor"/>P<text:span text:style-name="T1">DO::ATTR_CURSOR (integer)</text:span></text:p>
      <text:p text:style-name="P7">Selecciona el tipo de cursor. PDO actualmente admite PDO::CURSOR_FWDONLY y PDO::CURSOR_SCROLL. Cíñase a PDO::CURSOR_FWDONLY a menos que necesite un cursor desplazable.</text:p>
      <text:p text:style-name="P7"/>
      <text:p text:style-name="P6"><text:bookmark text:name="pdo.constants.attr-driver-name"/>PDO::ATTR_DRIVER_NAME (string)</text:p>
      <text:p text:style-name="P7">Devuelve el nombre del controlador.</text:p>
      <text:p text:style-name="P7"/>
      <text:p text:style-name="P7">Ejemplo #1 Uso de <text:span text:style-name="T1">PDO::ATTR_DRIVER_NAME</text:span></text:p>
      <text:p text:style-name="P17">&lt;?php<text:line-break/>if ($bd-&gt;getAttribute(PDO::ATTR_DRIVER_NAME) == 'mysql') {<text:line-break/> echo "Ejecutándose sobre mysql; hacer algo específico de mysql aquí\n";<text:line-break/>}<text:line-break/>?&gt;</text:p>
      <text:p text:style-name="P7"/>
      <text:p text:style-name="P6"><text:bookmark text:name="pdo.constants.attr-oracle-nulls"/>PDO::ATTR_ORACLE_NULLS (integer)</text:p>
      <text:p text:style-name="P7">Convertir string vacíos a valores NULL de SQL en la obtención de datos.</text:p>
      <text:p text:style-name="P7"/>
      <text:p text:style-name="P6"><text:bookmark text:name="pdo.constants.attr-persistent"/>PDO::ATTR_PERSISTENT (integer)</text:p>
      <text:p text:style-name="P7">Solicitar una conexión persistente, en vez de crear una nueva conexión. Véase Conexiones y su administración para obtener más información sobre este atributo.</text:p>
      <text:p text:style-name="P7"/>
      <text:p text:style-name="P6"><text:bookmark text:name="pdo.constants.attr-statement-class"/>PDO::ATTR_STATEMENT_CLASS (integer)</text:p>
      <text:p text:style-name="P8"/>
      <text:p text:style-name="P6"><text:bookmark text:name="pdo.constants.attr-fetch-catalog-names"/>PDO::ATTR_FETCH_CATALOG_NAMES (integer)</text:p>
      <text:p text:style-name="P7">Anteponer el nombre del catálogo contenedor a cada nombre de columna devuelto en el conjunto de resultados. El nombre del catálogo y el nombre de columna están separados por un carácter punto (.). El soporte de este atributo es a nivel del controlador; podría no estar admitido por el controlador que se esté utilizando.</text:p>
      <text:p text:style-name="P7"/>
      <text:p text:style-name="P6"><text:bookmark text:name="pdo.constants.attr-fetch-table-names"/>PDO::ATTR_FETCH_TABLE_NAMES (integer)</text:p>
      <text:p text:style-name="P7">Anteponer el nombre de la tabla contenedora a cada nombre de columna devuelto en el conjunto de resultados. El nombre de la tabla y el nombre de columna están separados por un carácter punto (.). El soporte de este atributo es a nivel del controlador; podría no estar admitido por el controlador que se esté utilizando.</text:p>
      <text:p text:style-name="P7"/>
      <text:p text:style-name="P6"><text:bookmark text:name="pdo.constants.attr-stringify-fetches"/>PDO::ATTR_STRINGIFY_FETCHES (integer)</text:p>
      <text:p text:style-name="P8"/>
      <text:p text:style-name="P6"><text:bookmark text:name="pdo.constants.attr-max-column-len"/>PDO::ATTR_MAX_COLUMN_LEN (integer)</text:p>
      <text:p text:style-name="P8"/>
      <text:p text:style-name="P6"><text:bookmark text:name="pdo.constants.attr-default-fetch-mode"/>PDO::ATTR_DEFAULT_FETCH_MODE (integer)</text:p>
      <text:p text:style-name="P7"/>
      <text:p text:style-name="P7"><text:soft-page-break/>Disponible desde PHP 5.2.0.</text:p>
      <text:p text:style-name="P7"/>
      <text:p text:style-name="P6"><text:bookmark text:name="pdo.constants.attr-emulate-prepares"/>PDO::ATTR_EMULATE_PREPARES (integer)</text:p>
      <text:p text:style-name="P7">Disponible desde PHP 5.1.3.</text:p>
      <text:p text:style-name="P7"/>
      <text:p text:style-name="P6"><text:bookmark text:name="pdo.constants.errmode-silent"/>PDO::ERRMODE_SILENT (integer)</text:p>
      <text:p text:style-name="P7">No emitir ningún error o excepción si ocurrieran. El desarrollador es responsable de comprobar explícitamente los errores. Este es el modo predeterminado. Véase Errores y su manejo para obtener más información sobre este atributo.</text:p>
      <text:p text:style-name="P7"/>
      <text:p text:style-name="P6"><text:bookmark text:name="pdo.constants.errmode-warning"/>PDO::ERRMODE_WARNING (integer)</text:p>
      <text:p text:style-name="P7">Emitir un mensaje E_WARNING de PHP si ocurre algún error. Véase Errores y su manejo para obtener más información sobre este atributo.</text:p>
      <text:p text:style-name="P7"/>
      <text:p text:style-name="P6"><text:bookmark text:name="pdo.constants.errmode-exception"/>PDO::ERRMODE_EXCEPTION (integer)</text:p>
      <text:p text:style-name="P7">Lanzar una PDOException si ocurre algún error. Véase Errores y su manejo para obtener más información sobre este atributo.</text:p>
      <text:p text:style-name="P7"/>
      <text:p text:style-name="P6"><text:bookmark text:name="pdo.constants.case-natural"/>PDO::CASE_NATURAL (integer)</text:p>
      <text:p text:style-name="P7">Dejar los nombres de las columnas tal como son devueltos por el controlador de la base de datos.</text:p>
      <text:p text:style-name="P7"/>
      <text:p text:style-name="P6"><text:bookmark text:name="pdo.constants.case-lower"/>PDO::CASE_LOWER (integer)</text:p>
      <text:p text:style-name="P7">Forzar los nombres de las columnas a minúsculas.</text:p>
      <text:p text:style-name="P7"/>
      <text:p text:style-name="P6"><text:bookmark text:name="pdo.constants.case-upper"/>PDO::CASE_UPPER (integer)</text:p>
      <text:p text:style-name="P7">Forzar los nombres de las columnas a mayúsculas.</text:p>
      <text:p text:style-name="P7"/>
      <text:p text:style-name="P6"><text:bookmark text:name="pdo.constants.null-natural"/>PDO::NULL_NATURAL (integer)</text:p>
      <text:p text:style-name="P8"/>
      <text:p text:style-name="P6"><text:bookmark text:name="pdo.constants.null-empty-string"/>PDO::NULL_EMPTY_STRING (integer)</text:p>
      <text:p text:style-name="P8"/>
      <text:p text:style-name="P6"><text:bookmark text:name="pdo.constants.null-to-string"/>PDO::NULL_TO_STRING (integer)</text:p>
      <text:p text:style-name="P7"/>
      <text:p text:style-name="P6"><text:bookmark text:name="pdo.constants.fetch-ori-next"/>PDO::FETCH_ORI_NEXT (integer)</text:p>
      <text:p text:style-name="P7">Obtener la siguiente fila del conjunto de resultados. Únicamente válida para cursores desplazables.</text:p>
      <text:p text:style-name="P7"/>
      <text:p text:style-name="P6"><text:bookmark text:name="pdo.constants.fetch-ori-prior"/>PDO::FETCH_ORI_PRIOR (integer)</text:p>
      <text:p text:style-name="P7">Obtener la fila anterior del conjunto de resultados. Únicamente válida para cursores desplazables.</text:p>
      <text:p text:style-name="P7"/>
      <text:p text:style-name="P6"><text:bookmark text:name="pdo.constants.fetch-ori-first"/>PDO::FETCH_ORI_FIRST (integer)</text:p>
      <text:p text:style-name="P7">Obtener la primera fila del conjunto de resultados. Únicamente válida para cursores desplazables.</text:p>
      <text:p text:style-name="P7"/>
      <text:p text:style-name="P6"><text:bookmark text:name="pdo.constants.fetch-ori-last"/>PDO::FETCH_ORI_LAST (integer)</text:p>
      <text:p text:style-name="P7">Obtener la última fila del conjunto de resultados. Únicamente válida para cursores desplazables.</text:p>
      <text:p text:style-name="P7"/>
      <text:p text:style-name="P6"><text:bookmark text:name="pdo.constants.fetch-ori-abs"/>PDO::FETCH_ORI_ABS (integer)</text:p>
      <text:p text:style-name="P7">Obtener la fila solicitada del conjunto de resultados mediante el número de fila. Únicamente <text:soft-page-break/>válida para cursores desplazables.</text:p>
      <text:p text:style-name="P7"/>
      <text:p text:style-name="P6"><text:bookmark text:name="pdo.constants.fetch-ori-rel"/>PDO::FETCH_ORI_REL (integer)</text:p>
      <text:p text:style-name="P7">Obtener la fila solicitada del conjunto de resultados mediante la posición relativa de la posición actual del cursor. Únicamente válida para cursores desplazables.</text:p>
      <text:p text:style-name="P7"/>
      <text:p text:style-name="P6"><text:bookmark text:name="pdo.constants.cursor-fwdonly"/>PDO::CURSOR_FWDONLY (integer)</text:p>
      <text:p text:style-name="P7">Crear un objeto PDOStatement con un cursor de sólo avance. Este es la elección del cursor predeterminada, ya que es el patrón de acceso a datos más rápido y común en PHP.</text:p>
      <text:p text:style-name="P7"/>
      <text:p text:style-name="P6"><text:bookmark text:name="pdo.constants.cursor-scroll"/>PDO::CURSOR_SCROLL (integer)</text:p>
      <text:p text:style-name="P7">Crear un objeto PDOStatement con un cursor desplazable. De deben pasar las constantesPDO::FETCH_ORI_* para controlar las filas obtenidas del conjunto de resultados.</text:p>
      <text:p text:style-name="P5"/>
      <text:p text:style-name="P6"><text:bookmark text:name="pdo.constants.err-none"/>PDO::ERR_NONE (string)</text:p>
      <text:p text:style-name="P7">Corresponde al SQLSTATE '00000', el cual significa que la sentencia SQL fue ejecutada con éxito, sin errores ni advertencias. Esta constante sirve para la comprobación dePDO::errorCode() o PDOStatement::errorCode() para determinar si ha ocurrido algún error. En cualquier caso, normalmente se sabrá si este es el caso examinando el código devuelto por el método que provocó la condición de error.</text:p>
      <text:p text:style-name="P5"/>
      <text:p text:style-name="P6"><text:bookmark text:name="pdo.constants.param-evt-alloc"/>PDO::PARAM_EVT_ALLOC (integer)</text:p>
      <text:p text:style-name="P7">Evento de asignación</text:p>
      <text:p text:style-name="P5"/>
      <text:p text:style-name="P6"><text:bookmark text:name="pdo.constants.param-evt-free"/>PDO::PARAM_EVT_FREE (integer)</text:p>
      <text:p text:style-name="P7">Evento de desasigncación</text:p>
      <text:p text:style-name="P5"/>
      <text:p text:style-name="P6"><text:bookmark text:name="pdo.constants.param-evt-exec-pre"/>PDO::PARAM_EVT_EXEC_PRE (integer)</text:p>
      <text:p text:style-name="P7">Evento provocado antes de la ejecución de una sentencia preparada.</text:p>
      <text:p text:style-name="P5"/>
      <text:p text:style-name="P6"><text:bookmark text:name="pdo.constants.param-evt-exec-post"/>PDO::PARAM_EVT_EXEC_POST (integer)</text:p>
      <text:p text:style-name="P7">Evento provocado después de la ejecución de una sentencia preparada.</text:p>
      <text:p text:style-name="P5"/>
      <text:p text:style-name="P6"><text:bookmark text:name="pdo.constants.param-evt-fetch-pre"/>PDO::PARAM_EVT_FETCH_PRE (integer)</text:p>
      <text:p text:style-name="P7">Evento provocado antes de la obtención de un resultado de un conjunto de resultados.</text:p>
      <text:p text:style-name="P5"/>
      <text:p text:style-name="P6"><text:bookmark text:name="pdo.constants.param-evt-fetch-post"/>PDO::PARAM_EVT_FETCH_POST (integer)</text:p>
      <text:p text:style-name="P7">Evento provocado después de la obtención de un resultado de un conjunto de resultados.</text:p>
      <text:p text:style-name="P5"/>
      <text:p text:style-name="P6"><text:bookmark text:name="pdo.constants.param-evt-normalize"/>PDO::PARAM_EVT_NORMALIZE (integer)</text:p>
      <text:p text:style-name="P7">Evento provocado durante el registro de un parámetro vinculado, permitiendo al controlador normalizar el nombre del parámetro.</text:p>
      <text:p text:style-name="P2"/>
      <text:p text:style-name="Standard"><text:span text:style-name="T3">Link para más información:</text:span> <text:a xlink:type="simple" xlink:href="http://php.net/manual/es/pdo.constants.php" text:style-name="Internet_20_link" text:visited-style-name="Visited_20_Internet_20_Link">http://php.net/manual/es/pdo.constants.php</text:a></text:p>
      <text:p text:style-name="Standard"/>
      <text:p text:style-name="P1">Bibliografía:</text:p>
      <text:p text:style-name="P1"/>
      <text:p text:style-name="P1">PDO PHP:</text:p>
      <text:p text:style-name="P1"/>
      <text:p text:style-name="P1"><text:tab/><text:a xlink:type="simple" xlink:href="http://php.net/manual/es/book.pdo.php" text:style-name="Internet_20_link" text:visited-style-name="Visited_20_Internet_20_Link">http://php.net/manual/es/book.pdo.ph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7:13:49.35</meta:creation-date>
    <dc:date>2016-10-13T10:45:27.137821054</dc:date>
    <meta:editing-duration>PT6H31M29S</meta:editing-duration>
    <meta:editing-cycles>41</meta:editing-cycles>
    <meta:generator>LibreOffice/4.3.3.2$Linux_x86 LibreOffice_project/430m0$Build-2</meta:generator>
    <meta:document-statistic meta:table-count="0" meta:image-count="0" meta:object-count="0" meta:page-count="15" meta:paragraph-count="422" meta:word-count="3375" meta:character-count="23985" meta:non-whitespace-character-count="20856"/>
  </office:meta>
</office:document-meta>
</file>